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ngTransfor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Transformer.setup( SourceResolver resolver , Map objectModel , String source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alidating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ingTransform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Transformer.Validating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Transfor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ing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